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9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3" table:default-cell-style-name="ce3"/>
        <table:table-column table:style-name="co3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0894" calcext:value-type="float">
            <text:p>0.90894</text:p>
          </table:table-cell>
          <table:table-cell office:value-type="float" office:value="0.88825" calcext:value-type="float">
            <text:p>0.88825</text:p>
          </table:table-cell>
          <table:table-cell office:value-type="float" office:value="0.89003" calcext:value-type="float">
            <text:p>0.89003</text:p>
          </table:table-cell>
          <table:table-cell office:value-type="float" office:value="0.88865" calcext:value-type="float">
            <text:p>0.88865</text:p>
          </table:table-cell>
          <table:table-cell table:formula="of:=MAX([.B2:.E2])" office:value-type="float" office:value="0.90894" calcext:value-type="float">
            <text:p>0.90894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4615" calcext:value-type="float">
            <text:p>0.84615</text:p>
          </table:table-cell>
          <table:table-cell office:value-type="float" office:value="0.78635" calcext:value-type="float">
            <text:p>0.78635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78338" calcext:value-type="float">
            <text:p>0.78338</text:p>
          </table:table-cell>
          <table:table-cell table:formula="of:=MAX([.B3:.E3])" office:value-type="float" office:value="0.84615" calcext:value-type="float">
            <text:p>0.84615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5745" calcext:value-type="float">
            <text:p>0.95745</text:p>
          </table:table-cell>
          <table:table-cell office:value-type="float" office:value="0.95223" calcext:value-type="float">
            <text:p>0.95223</text:p>
          </table:table-cell>
          <table:table-cell office:value-type="float" office:value="0.95575" calcext:value-type="float">
            <text:p>0.95575</text:p>
          </table:table-cell>
          <table:table-cell office:value-type="float" office:value="0.94529" calcext:value-type="float">
            <text:p>0.94529</text:p>
          </table:table-cell>
          <table:table-cell table:formula="of:=MAX([.B4:.E4])" office:value-type="float" office:value="0.95745" calcext:value-type="float">
            <text:p>0.95745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2177" calcext:value-type="float">
            <text:p>0.02177</text:p>
          </table:table-cell>
          <table:table-cell office:value-type="float" office:value="0.02892" calcext:value-type="float">
            <text:p>0.02892</text:p>
          </table:table-cell>
          <table:table-cell office:value-type="float" office:value="0.02684" calcext:value-type="float">
            <text:p>0.02684</text:p>
          </table:table-cell>
          <table:table-cell office:value-type="float" office:value="0.02971" calcext:value-type="float">
            <text:p>0.02971</text:p>
          </table:table-cell>
          <table:table-cell table:formula="of:=MIN([.B5:.E5])" office:value-type="float" office:value="0.02177" calcext:value-type="float">
            <text:p>0.02177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77.96151" calcext:value-type="float">
            <text:p>177.96151</text:p>
          </table:table-cell>
          <table:table-cell office:value-type="float" office:value="160.88901" calcext:value-type="float">
            <text:p>160.88901</text:p>
          </table:table-cell>
          <table:table-cell office:value-type="float" office:value="157.98078" calcext:value-type="float">
            <text:p>157.98078</text:p>
          </table:table-cell>
          <table:table-cell office:value-type="float" office:value="164.35698" calcext:value-type="float">
            <text:p>164.35698</text:p>
          </table:table-cell>
          <table:table-cell table:formula="of:=MAX([.B6:.E6])" office:value-type="float" office:value="177.96151" calcext:value-type="float">
            <text:p>177.9615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80.39444" calcext:value-type="float">
            <text:p>80.39444</text:p>
          </table:table-cell>
          <table:table-cell office:value-type="float" office:value="72.51111" calcext:value-type="float">
            <text:p>72.51111</text:p>
          </table:table-cell>
          <table:table-cell office:value-type="float" office:value="71.62222" calcext:value-type="float">
            <text:p>71.62222</text:p>
          </table:table-cell>
          <table:table-cell office:value-type="float" office:value="73.77222" calcext:value-type="float">
            <text:p>73.77222</text:p>
          </table:table-cell>
          <table:table-cell table:formula="of:=MAX([.B7:.E7])" office:value-type="float" office:value="80.39444" calcext:value-type="float">
            <text:p>80.39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3:22:12.889789134</dc:date>
    <meta:editing-duration>PT1M4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